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9d80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d805" officeooo:paragraph-rsid="0019d805" style:font-weight-asian="bold" style:font-weight-complex="bold"/>
    </style:style>
    <style:style style:name="P5" style:family="paragraph" style:parent-style-name="Standard">
      <style:text-properties fo:font-weight="normal" officeooo:rsid="0019d805" officeooo:paragraph-rsid="0019d805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loext:graphic-properties draw:fill="solid" draw:fill-color="#2b2b2b"/>
      <style:paragraph-properties style:line-height-at-least="0.503cm" fo:background-color="#2b2b2b" fo:padding="0cm" fo:border="none" style:shadow="none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1c19a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fo:font-weight="bold" officeooo:rsid="0019d805" officeooo:paragraph-rsid="001c19a4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1c19a4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1fb431" style:font-weight-asian="bold" style:font-weight-complex="bold"/>
    </style:style>
    <style:style style:name="P13" style:family="paragraph" style:parent-style-name="Standard">
      <style:text-properties fo:font-weight="bold" officeooo:rsid="0019d805" officeooo:paragraph-rsid="0019d805" style:font-weight-asian="bold" style:font-weight-complex="bold"/>
    </style:style>
    <style:style style:name="P14" style:family="paragraph" style:parent-style-name="Standard">
      <style:text-properties fo:font-weight="bold" officeooo:paragraph-rsid="001fb431" fo:background-color="#ffffff" style:font-weight-asian="bold" style:font-weight-complex="bold"/>
    </style:style>
    <style:style style:name="P15" style:family="paragraph" style:parent-style-name="Standard">
      <style:text-properties fo:font-weight="bold" officeooo:paragraph-rsid="001fb431" fo:background-color="#ffffff" style:font-weight-asian="bold" style:font-weight-complex="bold"/>
    </style:style>
    <style:style style:name="P16" style:family="paragraph" style:parent-style-name="Standard">
      <style:text-properties fo:font-weight="bold" officeooo:paragraph-rsid="001fb431" fo:background-color="#000000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1fb431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1fb431" fo:background-color="#000000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fb431" fo:background-color="#000000"/>
    </style:style>
    <style:style style:name="P20" style:family="paragraph" style:parent-style-name="Standard">
      <style:text-properties officeooo:paragraph-rsid="001fb431" fo:background-color="#ffffff"/>
    </style:style>
    <style:style style:name="P21" style:family="paragraph" style:parent-style-name="Standard">
      <style:text-properties officeooo:paragraph-rsid="001fb431"/>
    </style:style>
    <style:style style:name="P2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fb431"/>
    </style:style>
    <style:style style:name="P23" style:family="paragraph" style:parent-style-name="Standard">
      <style:text-properties fo:font-weight="normal" officeooo:rsid="0019d805" officeooo:paragraph-rsid="0019d805" style:font-weight-asian="normal" style:font-weight-complex="normal"/>
    </style:style>
    <style:style style:name="P24" style:family="paragraph" style:parent-style-name="Standard">
      <loext:graphic-properties draw:fill="solid" draw:fill-color="#2b2b2b"/>
      <style:paragraph-properties style:line-height-at-least="0.503cm" fo:background-color="#2b2b2b" fo:padding="0cm" fo:border="none" style:shadow="none"/>
      <style:text-properties fo:color="#cccccc" loext:opacity="100%" style:font-name="Droid Sans Mono" fo:font-size="10.5pt" fo:font-weight="normal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normal" fo:background-color="#1f1f1f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2pt"/>
    </style:style>
    <style:style style:name="P29" style:family="paragraph">
      <style:paragraph-properties style:text-autospace="none"/>
      <style:text-properties style:font-name="F" fo:font-size="12pt"/>
    </style:style>
    <style:style style:name="P30" style:family="paragraph">
      <style:paragraph-properties style:line-height-at-least="0.503cm" fo:text-align="center" style:writing-mode="lr-tb"/>
      <style:text-properties fo:color="#000000" loext:opacity="100%" style:font-name="JetBrains Mono1" fo:font-size="10pt" style:font-name-complex="JetBrains Mono1"/>
    </style:style>
    <style:style style:name="T1" style:family="text">
      <style:text-properties officeooo:rsid="0019d8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1" fo:font-size="10pt" fo:font-style="normal" style:font-size-asian="10pt" style:font-style-asian="normal" style:font-weight-asian="normal"/>
    </style:style>
    <style:style style:name="T5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1" fo:font-size="10pt" fo:font-style="normal" style:font-size-asian="10pt" style:font-style-asian="normal" style:font-weight-asian="normal"/>
    </style:style>
    <style:style style:name="T7" style:family="text">
      <style:text-properties fo:color="#a9b7c6" loext:opacity="100%" style:font-name="JetBrains Mono1" fo:font-size="10pt" fo:font-style="normal" style:font-size-asian="10pt" style:font-style-asian="normal" style:font-weight-asian="normal"/>
    </style:style>
    <style:style style:name="T8" style:family="text">
      <style:text-properties fo:color="#a9b7c6" loext:opacity="100%" style:font-name="JetBrains Mono1" fo:font-size="10pt" fo:font-style="normal" style:font-size-asian="10pt" style:font-style-asian="normal" style:font-weight-asian="normal"/>
    </style:style>
    <style:style style:name="T9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1" fo:font-size="10pt" fo:font-style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1" fo:font-size="10pt" fo:font-style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1" fo:font-size="10pt" fo:font-style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1f42e2"/>
    </style:style>
    <style:style style:name="T17" style:family="text">
      <style:text-properties officeooo:rsid="001fb431"/>
    </style:style>
    <style:style style:name="T18" style:family="text">
      <style:text-properties fo:color="#2a6099" loext:opacity="100%" officeooo:rsid="001fb431"/>
    </style:style>
    <style:style style:name="T19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2pt"/>
    </style:style>
    <style:style style:name="T21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73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73cm" fo:min-width="1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32cm" fo:min-width="2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926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009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3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829cm" fo:min-width="2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341cm" fo:min-width="2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522cm" fo:min-width="3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6cm" fo:min-width="3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009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73cm" fo:min-width="4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73cm" fo:min-width="5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341cm" fo:min-width="4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522cm" fo:min-width="4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</text:span><text:span text:style-name="T16">6 Дементьев Артемий</text:span></text:p>
      <text:p text:style-name="P1"/>
      <text:p text:style-name="P2">Практическое занятие No <text:span text:style-name="T17">3</text:span></text:p>
      <text:p text:style-name="P2"/>
      <text:p text:style-name="Standard"><text:span text:style-name="T2">Тема</text:span>: Составление программ циклической структуры в IDE PyCharm Community.</text:p>
      <text:p text:style-name="Standard"/>
      <text:p text:style-name="Standard"><text:span text:style-name="T2">Цель</text:span>: закрепить усвоенные знания, понятия, алгоритмы, основные принципы составления</text:p>
      <text:p text:style-name="Standard">программ, приобрести навыки составление программ циклической структуры в IDE</text:p>
      <text:p text:style-name="Standard">PyCharm Community.</text:p>
      <text:p text:style-name="Standard"/>
      <text:p text:style-name="P4">Постановка задачи.</text:p>
      <text:p text:style-name="P5">Даны два целых числа: A, B. Проверить истинность высказывания: «Каждое из чисел A и B нечетное»</text:p>
      <text:p text:style-name="P5"/>
      <text:p text:style-name="P4">Блок-схема алгоритма:</text:p>
      <text:p text:style-name="P4"/>
      <text:p text:style-name="P10"><draw:custom-shape text:anchor-type="paragraph" draw:z-index="0" draw:name="Фигура 14" draw:style-name="gr6" draw:text-style-name="P27" svg:width="2.745cm" svg:height="1.026cm" svg:x="0.413cm" svg:y="0.369cm"><text:p text:style-name="P27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 17" draw:style-name="gr12" draw:text-style-name="P27" svg:width="5.924cm" svg:height="1.523cm" svg:x="6.99cm" svg:y="0.399cm"><text:p text:style-name="P27">Input B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/>
      <text:p text:style-name="P8"><draw:line text:anchor-type="paragraph" draw:z-index="8" draw:name="Линия 14" draw:style-name="gr1" draw:text-style-name="P26" svg:x1="1.868cm" svg:y1="0.42cm" svg:x2="1.902cm" svg:y2="1.014cm"><text:p/></draw:line></text:p>
      <text:p text:style-name="P8"><draw:line text:anchor-type="paragraph" draw:z-index="11" draw:name="Линия 17" draw:style-name="gr1" draw:text-style-name="P26" svg:x1="4.415cm" svg:y1="2.677cm" svg:x2="8.384cm" svg:y2="0.46cm"><text:p/></draw:line><draw:line text:anchor-type="paragraph" draw:z-index="12" draw:name="Линия 18" draw:style-name="gr1" draw:text-style-name="P26" svg:x1="9.738cm" svg:y1="0.46cm" svg:x2="9.673cm" svg:y2="1.192cm"><text:p/></draw:line><draw:custom-shape text:anchor-type="paragraph" draw:z-index="3" draw:name="Фигура 18" draw:style-name="gr17" draw:text-style-name="P27" svg:width="4.368cm" svg:height="1.523cm" svg:x="0.245cm" svg:y="0.332cm"><text:p text:style-name="P27">try</text:p><draw:enhanced-geometry svg:viewBox="0 0 21600 21600" draw:type="rectangle" draw:enhanced-path="M 0 0 L 21600 0 21600 21600 0 21600 0 0 Z N"/></draw:custom-shape></text:p>
      <text:p text:style-name="P8"><draw:custom-shape text:anchor-type="paragraph" draw:z-index="4" draw:name="Фигура 19" draw:style-name="gr16" draw:text-style-name="P30" svg:width="8.533cm" svg:height="2.678cm" svg:x="5.969cm" svg:y="0.339cm"><text:p text:style-name="P29"><text:span text:style-name="T21">if A % 2 != 0 and B % 2 != </text:span><text:span text:style-name="T21">0</text:span><text:span text:style-name="T22">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8"/>
      <text:p text:style-name="P8"><draw:line text:anchor-type="paragraph" draw:z-index="9" draw:name="Линия 16" draw:style-name="gr1" draw:text-style-name="P26" svg:x1="1.372cm" svg:y1="0.393cm" svg:x2="1.24cm" svg:y2="9.847cm"><text:p/></draw:line><draw:line text:anchor-type="paragraph" draw:z-index="18" draw:name="Line 2" draw:style-name="gr1" draw:text-style-name="P26" svg:x1="2.265cm" svg:y1="1.264cm" svg:x2="2.431cm" svg:y2="0.393cm"><text:p/></draw:line></text:p>
      <text:p text:style-name="P8"><draw:custom-shape text:anchor-type="paragraph" draw:z-index="1" draw:name="Фигура 15" draw:style-name="gr13" draw:text-style-name="P27" svg:width="3.705cm" svg:height="2.019cm" svg:x="1.572cm" svg:y="0.168cm"><text:p text:style-name="P27">Input 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8"><draw:line text:anchor-type="paragraph" draw:z-index="13" draw:name="Линия 19" draw:style-name="gr1" draw:text-style-name="P26" svg:x1="9.012cm" svg:y1="0.28cm" svg:x2="7.92cm" svg:y2="1.799cm"><text:p/></draw:line><draw:line text:anchor-type="paragraph" draw:z-index="21" draw:name="Line 1" draw:style-name="gr4" draw:text-style-name="P26" svg:x1="12.054cm" svg:y1="0.455cm" svg:x2="12.648cm" svg:y2="1.369cm"><text:p/></draw:line></text:p>
      <text:p text:style-name="P8"/>
      <text:p text:style-name="P8"><draw:custom-shape text:anchor-type="paragraph" draw:z-index="20" draw:name="Фигура 22" draw:style-name="gr6" draw:text-style-name="P27" svg:width="2.745cm" svg:height="1.026cm" svg:x="12.054cm" svg:y="0.395cm"><text:p text:style-name="P27">el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custom-shape text:anchor-type="paragraph" draw:z-index="5" draw:name="Фигура 21" draw:style-name="gr15" draw:text-style-name="P27" svg:width="8.896cm" svg:height="1.158cm" svg:x="2.695cm" svg:y="0.27cm"><text:p text:style-name="P27">Pritnt(«Утверждение истинно»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><draw:line text:anchor-type="paragraph" draw:z-index="22" draw:name="Line 3" draw:style-name="gr4" draw:text-style-name="P26" svg:x1="13.147cm" svg:y1="0.446cm" svg:x2="13.046cm" svg:y2="1.293cm"><text:p/></draw:line></text:p>
      <text:p text:style-name="P8"><draw:line text:anchor-type="paragraph" draw:z-index="16" draw:name="Линия 29" draw:style-name="gr1" draw:text-style-name="P26" svg:x1="6.631cm" svg:y1="0.453cm" svg:x2="5.671cm" svg:y2="1.084cm"><text:p/></draw:line></text:p>
      <text:p text:style-name="P8"><draw:custom-shape text:anchor-type="paragraph" draw:z-index="19" draw:name="Фигура 20" draw:style-name="gr14" draw:text-style-name="P27" svg:width="7.277cm" svg:height="1.158cm" svg:x="9.738cm" svg:y="0.319cm"><text:p text:style-name="P27">pritnt(«Утверждение ложно»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><draw:custom-shape text:anchor-type="paragraph" draw:z-index="15" draw:name="Фигура 27" draw:style-name="gr6" draw:text-style-name="P27" svg:width="2.745cm" svg:height="1.026cm" svg:x="3.422cm" svg:y="0.111cm"><text:p text:style-name="P2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3" draw:name="Line 4" draw:style-name="gr4" draw:text-style-name="P26" svg:x1="12.716cm" svg:y1="0.016cm" svg:x2="11.956cm" svg:y2="5.851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6" draw:name="Фигура 25" draw:style-name="gr7" draw:text-style-name="P27" svg:width="4.132cm" svg:height="2.019cm" svg:x="-0.81cm" svg:y="0.111cm"><text:p text:style-name="P27">Except ValueErro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8"><draw:custom-shape text:anchor-type="paragraph" draw:z-index="7" draw:name="Фигура 26" draw:style-name="gr2" draw:text-style-name="P27" svg:width="3.243cm" svg:height="1.158cm" svg:x="4.842cm" svg:y="0.416cm"><text:p text:style-name="P2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><draw:line text:anchor-type="paragraph" draw:z-index="10" draw:name="Горизонтальная линия 4" draw:style-name="gr1" draw:text-style-name="P26" svg:x1="2.727cm" svg:y1="0.46cm" svg:x2="5.406cm" svg:y2="0.46cm"><text:p/></draw:line></text:p>
      <text:p text:style-name="P8"><draw:custom-shape text:anchor-type="paragraph" draw:z-index="14" draw:name="Фигура 16" draw:style-name="gr6" draw:text-style-name="P27" svg:width="2.745cm" svg:height="1.026cm" svg:x="10.368cm" svg:y="0.009cm"><text:p text:style-name="P2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Линия 31" draw:style-name="gr1" draw:text-style-name="P26" svg:x1="7.754cm" svg:y1="0.021cm" svg:x2="10.368cm" svg:y2="0.617cm"><text:p/></draw:line></text:p>
      <text:p text:style-name="P8"/>
      <text:p text:style-name="P8"/>
      <text:p text:style-name="P8"/>
      <text:p text:style-name="P8"/>
      <text:p text:style-name="P9"/>
      <text:p text:style-name="P4"/>
      <text:p text:style-name="P5"><text:soft-page-break/></text:p>
      <text:p text:style-name="P3">Текст программы:</text:p>
      <text:p text:style-name="P25"><text:span text:style-name="T6"/></text:p>
      <text:p text:style-name="P7"><text:span text:style-name="T4">try</text:span><text:span text:style-name="T6">:</text:span><text:line-break/><text:span text:style-name="T6"> <text:s text:c="3"/>A = </text:span><text:span text:style-name="T12">int</text:span><text:span text:style-name="T6">(</text:span><text:span text:style-name="T12">input</text:span><text:span text:style-name="T6">(</text:span><text:span text:style-name="T14">"Введите целое число A: "</text:span><text:span text:style-name="T6">))</text:span><text:line-break/><text:span text:style-name="T6"> <text:s text:c="3"/>B = </text:span><text:span text:style-name="T12">int</text:span><text:span text:style-name="T6">(</text:span><text:span text:style-name="T12">input</text:span><text:span text:style-name="T6">(</text:span><text:span text:style-name="T14">"Введите целое число B: "</text:span><text:span text:style-name="T6">))</text:span><text:line-break/><text:span text:style-name="T6"> <text:s text:c="3"/></text:span><text:span text:style-name="T4">if </text:span><text:span text:style-name="T6">A % </text:span><text:span text:style-name="T10">2 </text:span><text:span text:style-name="T6">!= </text:span><text:span text:style-name="T10">0 </text:span><text:span text:style-name="T4">and </text:span><text:span text:style-name="T6">B % </text:span><text:span text:style-name="T10">2 </text:span><text:span text:style-name="T6">!= </text:span><text:span text:style-name="T10">0</text:span><text:span text:style-name="T6">:</text:span><text:line-break/><text:span text:style-name="T6"> <text:s text:c="7"/></text:span><text:span text:style-name="T12">print</text:span><text:span text:style-name="T6">(</text:span><text:span text:style-name="T14">"Утверждение истино."</text:span><text:span text:style-name="T6">)</text:span><text:line-break/><text:span text:style-name="T6"> <text:s text:c="3"/></text:span><text:span text:style-name="T4">else</text:span><text:span text:style-name="T6">:</text:span><text:line-break/><text:span text:style-name="T6"> <text:s text:c="7"/></text:span><text:span text:style-name="T12">print</text:span><text:span text:style-name="T6">(</text:span><text:span text:style-name="T14">"Утверждение ложно."</text:span><text:span text:style-name="T6">)</text:span><text:line-break/><text:span text:style-name="T4">except </text:span><text:span text:style-name="T12">ValueError</text:span><text:span text:style-name="T6">:</text:span><text:line-break/><text:span text:style-name="T6"> <text:s text:c="3"/></text:span><text:span text:style-name="T12">print</text:span><text:span text:style-name="T6">(</text:span><text:span text:style-name="T14">"Проверьте правильность ввода данных."</text:span><text:span text:style-name="T6">)</text:span></text:p>
      <text:p text:style-name="P7"><text:span text:style-name="T6"/></text:p>
      <text:p text:style-name="P6"/>
      <text:p text:style-name="Standard"/>
      <text:p text:style-name="Standard"/>
      <text:p text:style-name="P3">Протокол работы программы:</text:p>
      <text:p text:style-name="P3"/>
      <text:p text:style-name="P3">Введите целое число A: 2</text:p>
      <text:p text:style-name="P3">Введите целое число B: 4</text:p>
      <text:p text:style-name="P3">Утверждение ложно.</text:p>
      <text:p text:style-name="P3"/>
      <text:p text:style-name="P3">Process finished with exit code 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Постановка задачи.</text:p>
      <text:p text:style-name="P22"><text:span text:style-name="T3"># Единицы длины пронумерованы следующим образом: 1 — дециметр, 2 — километр,</text:span><text:line-break/><text:span text:style-name="T3"># 3 — метр, 4 — миллиметр, 5 — сантиметр. Дан номер единицы длины (целое число</text:span><text:line-break/><text:span text:style-name="T3"># в диапазоне 1-5) и длина отрезка в этих единицах (вещественное число). Найти</text:span><text:line-break/><text:span text:style-name="T3"># длину отрезка в метрах.</text:span></text:p>
      <text:p text:style-name="P21"/>
      <text:p text:style-name="P21"><text:span text:style-name="T2">Тип алгоритма:</text:span> <text:span text:style-name="T17">линейный</text:span></text:p>
      <text:p text:style-name="P21"/>
      <text:p text:style-name="P12">Блок-схема алгоритма:</text:p>
      <text:p text:style-name="P21"><draw:custom-shape text:anchor-type="paragraph" draw:z-index="24" draw:name="Фигура 23" draw:style-name="gr6" draw:text-style-name="P27" svg:width="2.745cm" svg:height="1.026cm" svg:x="0.413cm" svg:y="0.369cm"><text:p text:style-name="P27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Фигура 31" draw:style-name="gr12" draw:text-style-name="P27" svg:width="5.924cm" svg:height="1.523cm" svg:x="6.99cm" svg:y="0.399cm"><text:p text:style-name="P27">Input Number 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7"/>
      <text:p text:style-name="P17"><draw:line text:anchor-type="paragraph" draw:z-index="36" draw:name="Линия 15" draw:style-name="gr1" draw:text-style-name="P26" svg:x1="1.868cm" svg:y1="0.42cm" svg:x2="1.902cm" svg:y2="1.014cm"><text:p/></draw:line></text:p>
      <text:p text:style-name="P17"><draw:line text:anchor-type="paragraph" draw:z-index="40" draw:name="Линия 23" draw:style-name="gr1" draw:text-style-name="P26" svg:x1="4.415cm" svg:y1="2.677cm" svg:x2="8.384cm" svg:y2="0.46cm"><text:p/></draw:line><draw:line text:anchor-type="paragraph" draw:z-index="41" draw:name="Линия 24" draw:style-name="gr1" draw:text-style-name="P26" svg:x1="9.738cm" svg:y1="0.46cm" svg:x2="9.673cm" svg:y2="1.192cm"><text:p/></draw:line></text:p>
      <text:p text:style-name="P17"><draw:custom-shape text:anchor-type="paragraph" draw:z-index="26" draw:name="Фигура 30" draw:style-name="gr2" draw:text-style-name="P27" svg:width="3.243cm" svg:height="1.158cm" svg:x="0.411cm" svg:y="0.041cm"><text:p text:style-name="P27">Input asiz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7"><draw:custom-shape text:anchor-type="paragraph" draw:z-index="28" draw:name="Фигура 32" draw:style-name="gr11" draw:text-style-name="P27" svg:width="3.673cm" svg:height="1.523cm" svg:x="7.721cm" svg:y="0.219cm"><text:p text:style-name="P27">If N &lt; 1 or N &gt; 5</text:p><draw:enhanced-geometry svg:viewBox="0 0 21600 21600" draw:type="rectangle" draw:enhanced-path="M 0 0 L 21600 0 21600 21600 0 21600 0 0 Z N"/></draw:custom-shape></text:p>
      <text:p text:style-name="P17"><draw:line text:anchor-type="paragraph" draw:z-index="37" draw:name="Линия 20" draw:style-name="gr1" draw:text-style-name="P26" svg:x1="1.901cm" svg:y1="0.224cm" svg:x2="2.594cm" svg:y2="1.085cm"><text:p/></draw:line></text:p>
      <text:p text:style-name="P17"><draw:custom-shape text:anchor-type="paragraph" draw:z-index="25" draw:name="Фигура 24" draw:style-name="gr13" draw:text-style-name="P27" svg:width="3.705cm" svg:height="2.019cm" svg:x="1.572cm" svg:y="0.168cm"><text:p text:style-name="P27">tr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><draw:line text:anchor-type="paragraph" draw:z-index="42" draw:name="Линия 25" draw:style-name="gr1" draw:text-style-name="P26" svg:x1="9.012cm" svg:y1="0.28cm" svg:x2="7.92cm" svg:y2="1.799cm"><text:p/></draw:line><draw:line text:anchor-type="paragraph" draw:z-index="43" draw:name="Линия 26" draw:style-name="gr1" draw:text-style-name="P26" svg:x1="9.971cm" svg:y1="0.28cm" svg:x2="11.59cm" svg:y2="1.566cm"><text:p/></draw:line></text:p>
      <text:p text:style-name="P17"><draw:custom-shape text:anchor-type="paragraph" draw:z-index="30" draw:name="Фигура 34" draw:style-name="gr10" draw:text-style-name="P27" svg:width="4.732cm" svg:height="2.678cm" svg:x="10.927cm" svg:y="0.086cm"><text:p text:style-name="P27">Elif N ==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><draw:line text:anchor-type="paragraph" draw:z-index="38" draw:name="Линия 22" draw:style-name="gr1" draw:text-style-name="P26" svg:x1="2.398cm" svg:y1="0.164cm" svg:x2="2.066cm" svg:y2="9.225cm"><text:p/></draw:line><draw:custom-shape text:anchor-type="paragraph" draw:z-index="29" draw:name="Фигура 33" draw:style-name="gr10" draw:text-style-name="P27" svg:width="4.732cm" svg:height="2.678cm" svg:x="4.281cm" svg:y="0.095cm"><text:p text:style-name="P27">pri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/>
      <text:p text:style-name="P17"/>
      <text:p text:style-name="P17"><draw:line text:anchor-type="paragraph" draw:z-index="44" draw:name="Линия 30" draw:style-name="gr1" draw:text-style-name="P26" svg:x1="4.976cm" svg:y1="0.323cm" svg:x2="4.68cm" svg:y2="1.05cm"><text:p/></draw:line><draw:line text:anchor-type="paragraph" draw:z-index="45" draw:name="Линия 32" draw:style-name="gr1" draw:text-style-name="P26" svg:x1="12.682cm" svg:y1="0.323cm" svg:x2="11.922cm" svg:y2="1.217cm"><text:p/></draw:line><draw:line text:anchor-type="paragraph" draw:z-index="51" draw:name="Линия 1" draw:style-name="gr1" draw:text-style-name="P26" svg:x1="14.534cm" svg:y1="0.157cm" svg:x2="15.494cm" svg:y2="0.519cm"><text:p/></draw:line></text:p>
      <text:p text:style-name="P17"><draw:custom-shape text:anchor-type="paragraph" draw:z-index="50" draw:name="Фигура 1" draw:style-name="gr5" draw:text-style-name="P28" svg:width="3.246cm" svg:height="1.16cm" svg:x="14.303cm" svg:y="0.032cm"><text:p text:style-name="P28"><text:span text:style-name="T20">prin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2" draw:name="Фигура 36" draw:style-name="gr9" draw:text-style-name="P27" svg:width="4.929cm" svg:height="1.655cm" svg:x="8.384cm" svg:y="0.33cm"><text:p text:style-name="P27">Elif N == 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><draw:custom-shape text:anchor-type="paragraph" draw:z-index="31" draw:name="Фигура 35" draw:style-name="gr2" draw:text-style-name="P27" svg:width="3.243cm" svg:height="1.158cm" svg:x="2.297cm" svg:y="0.076cm"><text:p text:style-name="P27">конец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7"><draw:line text:anchor-type="paragraph" draw:z-index="52" draw:name="Line 5" draw:style-name="gr4" draw:text-style-name="P26" svg:x1="16.784cm" svg:y1="0.217cm" svg:x2="14.205cm" svg:y2="6.766cm"><text:p/></draw:line><draw:line text:anchor-type="paragraph" draw:z-index="57" draw:name="Line 8" draw:style-name="gr4" draw:text-style-name="P26" svg:x1="8.384cm" svg:y1="0.118cm" svg:x2="7.59cm" svg:y2="1.153cm"><text:p/></draw:line></text:p>
      <text:p text:style-name="P17"><draw:line text:anchor-type="paragraph" draw:z-index="46" draw:name="Линия 35" draw:style-name="gr1" draw:text-style-name="P26" svg:x1="11.658cm" svg:y1="0.127cm" svg:x2="11.988cm" svg:y2="1.252cm"><text:p/></draw:line></text:p>
      <text:p text:style-name="P17"><draw:custom-shape text:anchor-type="paragraph" draw:z-index="55" draw:name="Фигура 2" draw:style-name="gr2" draw:text-style-name="P27" svg:width="3.243cm" svg:height="1.158cm" svg:x="5.008cm" svg:y="0.18cm"><text:p text:style-name="P2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Line 7" draw:style-name="gr4" draw:text-style-name="P26" svg:x1="8.25cm" svg:y1="0.18cm" svg:x2="11.46cm" svg:y2="5.793cm"><text:p/></draw:line></text:p>
      <text:p text:style-name="P17"><draw:custom-shape text:anchor-type="paragraph" draw:z-index="33" draw:name="Фигура 38" draw:style-name="gr8" draw:text-style-name="P27" svg:width="4.368cm" svg:height="1.158cm" svg:x="10.266cm" svg:y="0.31cm"><text:p text:style-name="P27">Elif N == 3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8" draw:name="Line 9" draw:style-name="gr4" draw:text-style-name="P26" svg:x1="11.294cm" svg:y1="0.31cm" svg:x2="8.911cm" svg:y2="2.118cm"><text:p/></draw:line></text:p>
      <text:p text:style-name="P17"/>
      <text:p text:style-name="P17"/>
      <text:p text:style-name="P17"><draw:line text:anchor-type="paragraph" draw:z-index="60" draw:name="Line 10" draw:style-name="gr4" draw:text-style-name="P26" svg:x1="11.294cm" svg:y1="0.007cm" svg:x2="12.485cm" svg:y2="0.803cm"><text:p/></draw:line></text:p>
      <text:p text:style-name="P17"><draw:custom-shape text:anchor-type="paragraph" draw:z-index="56" draw:name="Фигура 3" draw:style-name="gr2" draw:text-style-name="P27" svg:width="3.243cm" svg:height="1.158cm" svg:x="5.669cm" svg:y="0.171cm"><text:p text:style-name="P2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9" draw:name="Фигура 4" draw:style-name="gr3" draw:text-style-name="P27" svg:width="3.075cm" svg:height="1.158cm" svg:x="11.922cm" svg:y="0.171cm"><text:p text:style-name="P27">Elif N == 4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2" draw:name="Line 11" draw:style-name="gr4" draw:text-style-name="P26" svg:x1="12.649cm" svg:y1="0.233cm" svg:x2="9.306cm" svg:y2="1.561cm"><text:p/></draw:line><draw:custom-shape text:anchor-type="paragraph" draw:z-index="63" draw:name="Фигура 6" draw:style-name="gr3" draw:text-style-name="P27" svg:width="3.075cm" svg:height="1.158cm" svg:x="15.362cm" svg:y="0.351cm"><text:p text:style-name="P27">Elif N == 5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9" draw:name="Линия 39" draw:style-name="gr1" draw:text-style-name="P26" svg:x1="8.911cm" svg:y1="0.171cm" svg:x2="12.485cm" svg:y2="3.05cm"><text:p/></draw:line></text:p>
      <text:p text:style-name="P17"/>
      <text:p text:style-name="P17"><draw:line text:anchor-type="paragraph" draw:z-index="64" draw:name="Линия 2" draw:style-name="gr1" draw:text-style-name="P26" svg:x1="14.469cm" svg:y1="0.037cm" svg:x2="15.792cm" svg:y2="0.037cm"><text:p/></draw:line></text:p>
      <text:p text:style-name="P17"><draw:custom-shape text:anchor-type="paragraph" draw:z-index="61" draw:name="Фигура 5" draw:style-name="gr2" draw:text-style-name="P27" svg:width="3.243cm" svg:height="1.158cm" svg:x="6.064cm" svg:y="0.101cm"><text:p text:style-name="P2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3" draw:name="Line 6" draw:style-name="gr4" draw:text-style-name="P26" svg:x1="9.306cm" svg:y1="0.101cm" svg:x2="13.608cm" svg:y2="1.59cm"><text:p/></draw:line><draw:line text:anchor-type="paragraph" draw:z-index="67" draw:name="Линия 4" draw:style-name="gr1" draw:text-style-name="P26" svg:x1="17.247cm" svg:y1="0.048cm" svg:x2="16.783cm" svg:y2="1.126cm"><text:p/></draw:line></text:p>
      <text:p text:style-name="P17"/>
      <text:p text:style-name="P17"><draw:custom-shape text:anchor-type="paragraph" draw:z-index="34" draw:name="Фигура 39" draw:style-name="gr7" draw:text-style-name="P27" svg:width="4.132cm" svg:height="2.019cm" svg:x="0.845cm" svg:y="0.03cm"><text:p text:style-name="P27">Except ValueErro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6" draw:name="Фигура 7" draw:style-name="gr2" draw:text-style-name="P27" svg:width="3.243cm" svg:height="1.158cm" svg:x="15.194cm" svg:y="0.152cm"><text:p text:style-name="P2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7"><draw:custom-shape text:anchor-type="paragraph" draw:z-index="35" draw:name="Фигура 40" draw:style-name="gr2" draw:text-style-name="P27" svg:width="3.243cm" svg:height="1.158cm" svg:x="6.86cm" svg:y="0.171cm"><text:p text:style-name="P27">pritn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7" draw:name="Фигура 41" draw:style-name="gr6" draw:text-style-name="P27" svg:width="2.745cm" svg:height="1.026cm" svg:x="11.46cm" svg:y="0.129cm"><text:p text:style-name="P27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5" draw:name="Линия 3" draw:style-name="gr1" draw:text-style-name="P26" svg:x1="14.205cm" svg:y1="0.613cm" svg:x2="15.593cm" svg:y2="0.437cm"><text:p/></draw:line></text:p>
      <text:p text:style-name="P17"><draw:line text:anchor-type="paragraph" draw:z-index="39" draw:name="Горизонтальная линия 5" draw:style-name="gr1" draw:text-style-name="P26" svg:x1="4.646cm" svg:y1="0.249cm" svg:x2="7.325cm" svg:y2="0.249cm"><text:p/></draw:line><draw:line text:anchor-type="paragraph" draw:z-index="48" draw:name="Линия 38" draw:style-name="gr1" draw:text-style-name="P26" svg:x1="9.606cm" svg:y1="0.349cm" svg:x2="11.46cm" svg:y2="0.217cm"><text:p/></draw:line></text:p>
      <text:p text:style-name="P17"/>
      <text:p text:style-name="P17"/>
      <text:p text:style-name="P17"/>
      <text:p text:style-name="P17"/>
      <text:p text:style-name="P15">Текст программы:</text:p>
      <text:p text:style-name="P16"/>
      <text:p text:style-name="P19"><text:span text:style-name="T9">asize = </text:span><text:span text:style-name="T13">float</text:span><text:span text:style-name="T9">(</text:span><text:span text:style-name="T13">input</text:span><text:span text:style-name="T9">(</text:span><text:span text:style-name="T15">"Введите любое число (в сантиметрах): "</text:span><text:span text:style-name="T9">))</text:span><text:line-break/><text:span text:style-name="T5">try</text:span><text:span text:style-name="T9">:</text:span><text:line-break/><text:span text:style-name="T9"> <text:s text:c="3"/>N = </text:span><text:span text:style-name="T13">int</text:span><text:span text:style-name="T9">(</text:span><text:span text:style-name="T13">input</text:span><text:span text:style-name="T9">(</text:span><text:span text:style-name="T15">"Введите число от 1 до 5 (1 — дециметр, 2 — километр, 3 — метр, 4 — миллиметр, 5 — сантиметр): "</text:span><text:span text:style-name="T9">))</text:span><text:line-break/><text:span text:style-name="T9"> <text:s text:c="3"/></text:span><text:span text:style-name="T5">if </text:span><text:span text:style-name="T9">N &lt; </text:span><text:span text:style-name="T11">1 </text:span><text:span text:style-name="T5">or </text:span><text:span text:style-name="T9">N &gt; </text:span><text:span text:style-name="T11">5</text:span><text:span text:style-name="T9">:</text:span><text:line-break/><text:soft-page-break/><text:span text:style-name="T9"> <text:s text:c="7"/></text:span><text:span text:style-name="T13">print</text:span><text:span text:style-name="T9">(</text:span><text:span text:style-name="T15">"Проверьте правильность введенных данных!"</text:span><text:span text:style-name="T9">)</text:span><text:line-break/><text:span text:style-name="T9"> <text:s text:c="3"/></text:span><text:span text:style-name="T5">elif </text:span><text:span text:style-name="T9">N == </text:span><text:span text:style-name="T11">1</text:span><text:span text:style-name="T9">:</text:span><text:line-break/><text:span text:style-name="T9"> <text:s text:c="7"/></text:span><text:span text:style-name="T13">print</text:span><text:span text:style-name="T9">(</text:span><text:span text:style-name="T15">"Размер длины в дециметрах:"</text:span><text:span text:style-name="T5">, </text:span><text:span text:style-name="T9">asize / </text:span><text:span text:style-name="T11">10</text:span><text:span text:style-name="T9">)</text:span><text:line-break/><text:span text:style-name="T9"> <text:s text:c="3"/></text:span><text:span text:style-name="T5">elif </text:span><text:span text:style-name="T9">N == </text:span><text:span text:style-name="T11">2</text:span><text:span text:style-name="T9">:</text:span><text:line-break/><text:span text:style-name="T9"> <text:s text:c="7"/></text:span><text:span text:style-name="T13">print</text:span><text:span text:style-name="T9">(</text:span><text:span text:style-name="T15">"Размер длины в километрах:"</text:span><text:span text:style-name="T5">, </text:span><text:span text:style-name="T9">asize / </text:span><text:span text:style-name="T11">100000</text:span><text:span text:style-name="T9">)</text:span><text:line-break/><text:span text:style-name="T9"> <text:s text:c="3"/></text:span><text:span text:style-name="T5">elif </text:span><text:span text:style-name="T9">N == </text:span><text:span text:style-name="T11">3</text:span><text:span text:style-name="T9">:</text:span><text:line-break/><text:span text:style-name="T9"> <text:s text:c="7"/></text:span><text:span text:style-name="T13">print</text:span><text:span text:style-name="T9">(</text:span><text:span text:style-name="T15">"Размер длины в метрах:"</text:span><text:span text:style-name="T5">, </text:span><text:span text:style-name="T9">asize / </text:span><text:span text:style-name="T11">100</text:span><text:span text:style-name="T9">)</text:span><text:line-break/><text:span text:style-name="T9"> <text:s text:c="3"/></text:span><text:span text:style-name="T5">elif </text:span><text:span text:style-name="T9">N == </text:span><text:span text:style-name="T11">4</text:span><text:span text:style-name="T9">:</text:span><text:line-break/><text:span text:style-name="T9"> <text:s text:c="7"/></text:span><text:span text:style-name="T13">print</text:span><text:span text:style-name="T9">(</text:span><text:span text:style-name="T15">"Размер длины в миллиметрах:"</text:span><text:span text:style-name="T5">, </text:span><text:span text:style-name="T9">asize * </text:span><text:span text:style-name="T11">10</text:span><text:span text:style-name="T9">)</text:span><text:line-break/><text:span text:style-name="T9"> <text:s text:c="3"/></text:span><text:span text:style-name="T5">elif </text:span><text:span text:style-name="T9">N == </text:span><text:span text:style-name="T11">5</text:span><text:span text:style-name="T9">:</text:span><text:line-break/><text:span text:style-name="T9"> <text:s text:c="7"/></text:span><text:span text:style-name="T13">print</text:span><text:span text:style-name="T9">(</text:span><text:span text:style-name="T15">"Размер длины в сантиметрах:"</text:span><text:span text:style-name="T5">, </text:span><text:span text:style-name="T9">asize)</text:span><text:line-break/><text:span text:style-name="T5">except </text:span><text:span text:style-name="T13">ValueError</text:span><text:span text:style-name="T9">:</text:span><text:line-break/><text:span text:style-name="T9"> <text:s text:c="3"/></text:span><text:span text:style-name="T13">print</text:span><text:span text:style-name="T9">(</text:span><text:span text:style-name="T15">"Проверьте правильность введенных данных!"</text:span><text:span text:style-name="T9">)</text:span></text:p>
      <text:p text:style-name="P18"/>
      <text:p text:style-name="P18"/>
      <text:p text:style-name="P14">Протокол работы программы:</text:p>
      <text:p text:style-name="P14"/>
      <text:p text:style-name="P14">Введите любое число (в сантиметрах): 101</text:p>
      <text:p text:style-name="P14">Введите число от 1 до 5 (1 — дециметр, 2 — километр, 3 — метр, 4 — миллиметр, 5 — сантиметр): 3</text:p>
      <text:p text:style-name="P14">Размер длины в метрах: 1.01</text:p>
      <text:p text:style-name="P14"/>
      <text:p text:style-name="P14">Process finished with exit code 0</text:p>
      <text:p text:style-name="Standard"/>
      <text:p text:style-name="Standard"><text:span text:style-name="T2">Вывод:</text:span> в процессе выполнения практического занятия выработал(а) навыки составления</text:p>
      <text:p text:style-name="Standard">программ циклической структуры в IDE PyCharm Community. Были использованы</text:p>
      <text:p text:style-name="Standard">языковые конструкции <text:span text:style-name="T18">try,</text:span><text:span text:style-name="T19"> if.</text:span></text:p>
      <text:p text:style-name="Standard">Выполнены разработка кода, отладка, тестирование, оптимизация программного кода.</text:p>
      <text:p text:style-name="Standard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3T10:28:01.500044654</dc:date>
    <meta:editing-cycles>6</meta:editing-cycles>
    <meta:editing-duration>PT20M41S</meta:editing-duration>
    <meta:document-statistic meta:table-count="0" meta:image-count="0" meta:object-count="0" meta:page-count="4" meta:paragraph-count="32" meta:word-count="341" meta:character-count="2437" meta:non-whitespace-character-count="1997"/>
    <meta:user-defined meta:name="Поле 1"/>
    <meta:user-defined meta:name="Поле 2"/>
    <meta:user-defined meta:name="Поле 3"/>
    <meta:user-defined meta:name="Поле 4"/>
  </office:meta>
</office:document-meta>
</file>